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40" style:parent-style-name="Graphics">
      <style:graphic-properties draw:fill="none" fo:clip="rect(0in 0in 0in 0in)" draw:stroke="non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1" style:parent-style-name="Graphics">
      <style:graphic-properties draw:fill="none" fo:clip="rect(0in 0in 0in 0in)" draw:stroke="non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 style:parent-style-name="Graphics">
      <style:graphic-properties draw:fill="none" fo:clip="rect(0in 0in 0in 0in)" draw:stroke="non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 style:parent-style-name="Graphics">
      <style:graphic-properties draw:fill="none" fo:clip="rect(0in 0in 0in 0in)" draw:stroke="non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44" style:parent-style-name="Graphics">
      <style:graphic-properties draw:fill="none" fo:clip="rect(0in 0in 0in 0in)" draw:stroke="none"/>
    </style:style>
    <style:style style:family="graphic" style:name="a345" style:parent-style-name="Graphics">
      <style:graphic-properties draw:fill="none" fo:clip="rect(0in 0in 0in 0in)" draw:stroke="none"/>
    </style:style>
    <style:style style:family="graphic" style:name="a339" style:parent-style-name="Graphics">
      <style:graphic-properties draw:fill="none" fo:clip="rect(0in 0in 0in 0in)" draw:stroke="none"/>
    </style:style>
    <style:style style:family="graphic" style:name="a346" style:parent-style-name="Graphics">
      <style:graphic-properties draw:fill="none" fo:clip="rect(0in 0in 0in 0in)" draw:stroke="none"/>
    </style:style>
    <style:style style:family="graphic" style:name="a347" style:parent-style-name="Graphics">
      <style:graphic-properties draw:fill="none" fo:clip="rect(0in 0in 0in 0in)" draw:stroke="none"/>
    </style:style>
  </office:automatic-styles>
  <office:body>
    <office:presentation>
      <draw:page draw:name="Slide1" draw:style-name="a335" draw:master-page-name="Master1-Layout1-title-Diapositiva-de-títol" presentation:presentation-page-layout-name="Master1-PPL1" draw:id="Slide-256">
        <draw:custom-shape svg:x="5.55124in" svg:y="0.69507in" svg:width="3.97607in" svg:height="4in" draw:id="id63" draw:style-name="a338" draw:name="Rectangle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Agrupa 14" draw:id="id64">
          <svg:title/>
          <svg:desc/>
          <draw:frame draw:id="id73" draw:style-name="a345" draw:name="Picture 42" svg:x="1.38295in" svg:y="2.17502in" svg:width="1.33333in" svg:height="1.33333in" style:rel-width="scale" style:rel-height="scale">
            <draw:image xlink:href="media/image1.jpeg" xlink:type="simple" xlink:show="embed" xlink:actuate="onLoad"/>
            <svg:title/>
            <svg:desc>G:\P1200_MODEL AT CIUTADANA\P1206_AtVirtual\_XARXES SOCIALS i BLOGS\Difusió\Materials DGACD\Imatge\Avatars\Vermells\_redissenyats\ensenyament.jpg</svg:desc>
          </draw:frame>
          <draw:frame draw:id="id74" draw:style-name="a346" draw:name="Picture 50" svg:x="2.71351in" svg:y="2.17502in" svg:width="1.33333in" svg:height="1.33333in" style:rel-width="scale" style:rel-height="scale">
            <draw:image xlink:href="media/image2.jpeg" xlink:type="simple" xlink:show="embed" xlink:actuate="onLoad"/>
            <svg:title/>
            <svg:desc>G:\P1200_MODEL AT CIUTADANA\P1206_AtVirtual\_XARXES SOCIALS i BLOGS\Difusió\Materials DGACD\Imatge\Avatars\Vermells\_redissenyats\gencat.jpg</svg:desc>
          </draw:frame>
          <draw:frame draw:id="id75" draw:style-name="a347" draw:name="Picture 58" svg:x="4.04684in" svg:y="2.17502in" svg:width="1.33333in" svg:height="1.33333in" style:rel-width="scale" style:rel-height="scale">
            <draw:image xlink:href="media/image3.jpeg" xlink:type="simple" xlink:show="embed" xlink:actuate="onLoad"/>
            <svg:title/>
            <svg:desc>G:\P1200_MODEL AT CIUTADANA\P1206_AtVirtual\_XARXES SOCIALS i BLOGS\Difusió\Materials DGACD\Imatge\Avatars\Vermells\_redissenyats\ics.jpg</svg:desc>
          </draw:frame>
        </draw:g>
        <draw:g draw:name="Agrupa 12" draw:id="id65">
          <svg:title/>
          <svg:desc/>
          <draw:frame draw:id="id70" draw:style-name="a342" draw:name="Picture 2" svg:x="1.37755in" svg:y="0.69375in" svg:width="1.33465in" svg:height="1.33465in" style:rel-width="scale" style:rel-height="scale">
            <draw:image xlink:href="media/image4.jpeg" xlink:type="simple" xlink:show="embed" xlink:actuate="onLoad"/>
            <svg:title/>
            <svg:desc>C:\Users\sxaudiera\Desktop\5bUgs8na.jpg</svg:desc>
          </draw:frame>
          <draw:frame draw:id="id71" draw:style-name="a343" draw:name="Picture 3" svg:x="4.04552in" svg:y="0.69244in" svg:width="1.33465in" svg:height="1.33465in" style:rel-width="scale" style:rel-height="scale">
            <draw:image xlink:href="media/image5.png" xlink:type="simple" xlink:show="embed" xlink:actuate="onLoad"/>
            <svg:title/>
            <svg:desc>C:\Users\sxaudiera\Desktop\bibliovalldhebron9.png</svg:desc>
          </draw:frame>
          <draw:frame draw:id="id72" draw:style-name="a344" draw:name="Picture 4" svg:x="2.7122in" svg:y="0.69375in" svg:width="1.33333in" svg:height="1.33333in" style:rel-width="scale" style:rel-height="scale">
            <draw:image xlink:href="media/image6.png" xlink:type="simple" xlink:show="embed" xlink:actuate="onLoad"/>
            <svg:title/>
            <svg:desc>C:\Users\sxaudiera\Desktop\kI_Yjnsz.png</svg:desc>
          </draw:frame>
        </draw:g>
        <draw:g draw:name="Agrupa 15" draw:id="id66">
          <svg:title/>
          <svg:desc/>
          <draw:frame draw:id="id67" draw:style-name="a339" draw:name="Picture 5" svg:x="2.69669in" svg:y="3.75in" svg:width="1.33333in" svg:height="1.33333in" style:rel-width="scale" style:rel-height="scale">
            <draw:image xlink:href="media/image7.jpeg" xlink:type="simple" xlink:show="embed" xlink:actuate="onLoad"/>
            <svg:title/>
            <svg:desc>C:\Users\sxaudiera\Desktop\c3e437d6e1814f51df485df5468df025.jpeg</svg:desc>
          </draw:frame>
          <draw:frame draw:id="id68" draw:style-name="a340" draw:name="Picture 6" svg:x="4.03002in" svg:y="3.75in" svg:width="1.33333in" svg:height="1.33333in" style:rel-width="scale" style:rel-height="scale">
            <draw:image xlink:href="media/image8.png" xlink:type="simple" xlink:show="embed" xlink:actuate="onLoad"/>
            <svg:title/>
            <svg:desc>C:\Users\sxaudiera\Desktop\yCnNy9Ip.png</svg:desc>
          </draw:frame>
          <draw:frame draw:id="id69" draw:style-name="a341" draw:name="Picture 7" svg:x="1.38295in" svg:y="3.75in" svg:width="1.33465in" svg:height="1.33465in" style:rel-width="scale" style:rel-height="scale">
            <draw:image xlink:href="media/image9.jpeg" xlink:type="simple" xlink:show="embed" xlink:actuate="onLoad"/>
            <svg:title/>
            <svg:desc>C:\Users\sxaudiera\Desktop\fA3xlP7Z.jpeg</svg:desc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ol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ol i objectes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Capçalera de la secció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os objecte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ció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omés títo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n blanc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ingut amb llegenda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tge amb llegenda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ol i text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ol vertical i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l'Office" style:page-layout-name="pageLayout1" draw:style-name="a0">
      <draw:frame draw:id="id0" presentation:style-name="a3" draw:name="Contenidor de títol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Feu clic aquí per editar l'estil</text:span></text:p>
        </draw:text-box>
        <svg:title/>
        <svg:desc/>
      </draw:frame>
      <draw:frame draw:id="id1" presentation:style-name="a19" draw:name="Contenidor de text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eu clic aquí per editar estil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on nivel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Contenidor de data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5/07/2015</text:date></text:span></text:p>
        </draw:text-box>
        <svg:title/>
        <svg:desc/>
      </draw:frame>
      <draw:frame draw:id="id3" presentation:style-name="a26" draw:name="Contenidor de peu de pàgina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Contenidor de número de diapositiva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ol" style:page-layout-name="pageLayout1" draw:style-name="a30">
      <draw:frame draw:id="id5" presentation:style-name="a33" draw:name="Títol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Feu clic aquí per editar l'estil</text:span></text:p>
        </draw:text-box>
        <svg:title/>
        <svg:desc/>
      </draw:frame>
      <draw:frame draw:id="id6" presentation:style-name="a36" draw:name="Subtítol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Feu clic aquí per editar l'estil de subtítols del patró.</text:span></text:p>
        </draw:text-box>
        <svg:title/>
        <svg:desc/>
      </draw:frame>
      <draw:frame draw:id="id7" presentation:style-name="a40" draw:name="Contenidor de data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5/07/2015</text:date></text:span></text:p>
        </draw:text-box>
        <svg:title/>
        <svg:desc/>
      </draw:frame>
      <draw:frame draw:id="id8" presentation:style-name="a43" draw:name="Contenidor de peu de pàgina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Contenidor de número de diapositiva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ol-i-objectes" style:page-layout-name="pageLayout1" draw:style-name="a47">
      <draw:frame draw:id="id10" presentation:style-name="a50" draw:name="Títol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Feu clic aquí per editar l'estil</text:span></text:p>
        </draw:text-box>
        <svg:title/>
        <svg:desc/>
      </draw:frame>
      <draw:frame draw:id="id11" presentation:style-name="a66" draw:name="Contenidor de contingut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Feu clic aquí per editar estil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on nivel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r nivel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Contenidor de data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5/07/2015</text:date></text:span></text:p>
        </draw:text-box>
        <svg:title/>
        <svg:desc/>
      </draw:frame>
      <draw:frame draw:id="id13" presentation:style-name="a73" draw:name="Contenidor de peu de pàgina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Contenidor de número de diapositiva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pçalera-de-la-secció" style:page-layout-name="pageLayout1" draw:style-name="a77">
      <draw:frame draw:id="id15" presentation:style-name="a80" draw:name="Títol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Feu clic aquí per editar l'estil</text:span></text:p>
        </draw:text-box>
        <svg:title/>
        <svg:desc/>
      </draw:frame>
      <draw:frame draw:id="id16" presentation:style-name="a84" draw:name="Contenidor de text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Feu clic aquí per editar estils</text:span></text:p>
            </text:list-item>
          </text:list>
        </draw:text-box>
        <svg:title/>
        <svg:desc/>
      </draw:frame>
      <draw:frame draw:id="id17" presentation:style-name="a88" draw:name="Contenidor de data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5/07/2015</text:date></text:span></text:p>
        </draw:text-box>
        <svg:title/>
        <svg:desc/>
      </draw:frame>
      <draw:frame draw:id="id18" presentation:style-name="a91" draw:name="Contenidor de peu de pàgina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Contenidor de número de diapositiva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ctes" style:page-layout-name="pageLayout1" draw:style-name="a95">
      <draw:frame draw:id="id20" presentation:style-name="a98" draw:name="Títol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Feu clic aquí per editar l'estil</text:span></text:p>
        </draw:text-box>
        <svg:title/>
        <svg:desc/>
      </draw:frame>
      <draw:frame draw:id="id21" presentation:style-name="a114" draw:name="Contenidor de contingut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Feu clic aquí per editar estil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on nivel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idor de contingut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eu clic aquí per editar estil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on nivel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Contenidor de data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5/07/2015</text:date></text:span></text:p>
        </draw:text-box>
        <svg:title/>
        <svg:desc/>
      </draw:frame>
      <draw:frame draw:id="id24" presentation:style-name="a137" draw:name="Contenidor de peu de pàgina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Contenidor de número de diapositiva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" style:page-layout-name="pageLayout1" draw:style-name="a141">
      <draw:frame draw:id="id26" presentation:style-name="a144" draw:name="Títol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Feu clic aquí per editar l'estil</text:span></text:p>
        </draw:text-box>
        <svg:title/>
        <svg:desc/>
      </draw:frame>
      <draw:frame draw:id="id27" presentation:style-name="a148" draw:name="Contenidor de text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Feu clic aquí per editar estils</text:span></text:p>
            </text:list-item>
          </text:list>
        </draw:text-box>
        <svg:title/>
        <svg:desc/>
      </draw:frame>
      <draw:frame draw:id="id28" presentation:style-name="a164" draw:name="Contenidor de contingut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eu clic aquí per editar estil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on nivel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Contenidor de text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eu clic aquí per editar estils</text:span></text:p>
            </text:list-item>
          </text:list>
        </draw:text-box>
        <svg:title/>
        <svg:desc/>
      </draw:frame>
      <draw:frame draw:id="id30" presentation:style-name="a184" draw:name="Contenidor de contingut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Feu clic aquí per editar estil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on nivel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Contenidor de data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5/07/2015</text:date></text:span></text:p>
        </draw:text-box>
        <svg:title/>
        <svg:desc/>
      </draw:frame>
      <draw:frame draw:id="id32" presentation:style-name="a191" draw:name="Contenidor de peu de pàgina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Contenidor de número de diapositiva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omés-títol" style:page-layout-name="pageLayout1" draw:style-name="a195">
      <draw:frame draw:id="id34" presentation:style-name="a198" draw:name="Títol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Feu clic aquí per editar l'estil</text:span></text:p>
        </draw:text-box>
        <svg:title/>
        <svg:desc/>
      </draw:frame>
      <draw:frame draw:id="id35" presentation:style-name="a202" draw:name="Contenidor de data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5/07/2015</text:date></text:span></text:p>
        </draw:text-box>
        <svg:title/>
        <svg:desc/>
      </draw:frame>
      <draw:frame draw:id="id36" presentation:style-name="a205" draw:name="Contenidor de peu de pàgina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Contenidor de número de diapositiva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" style:page-layout-name="pageLayout1" draw:style-name="a209">
      <draw:frame draw:id="id38" presentation:style-name="a213" draw:name="Contenidor de data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5/07/2015</text:date></text:span></text:p>
        </draw:text-box>
        <svg:title/>
        <svg:desc/>
      </draw:frame>
      <draw:frame draw:id="id39" presentation:style-name="a216" draw:name="Contenidor de peu de pàgina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Contenidor de número de diapositiva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ingut-amb-llegenda" style:page-layout-name="pageLayout1" draw:style-name="a220">
      <draw:frame draw:id="id41" presentation:style-name="a223" draw:name="Títol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Feu clic aquí per editar l'estil</text:span></text:p>
        </draw:text-box>
        <svg:title/>
        <svg:desc/>
      </draw:frame>
      <draw:frame draw:id="id42" presentation:style-name="a239" draw:name="Contenidor de contingut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Feu clic aquí per editar estil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on nivel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r nivel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Contenidor de text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Feu clic aquí per editar estils</text:span></text:p>
            </text:list-item>
          </text:list>
        </draw:text-box>
        <svg:title/>
        <svg:desc/>
      </draw:frame>
      <draw:frame draw:id="id44" presentation:style-name="a247" draw:name="Contenidor de data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5/07/2015</text:date></text:span></text:p>
        </draw:text-box>
        <svg:title/>
        <svg:desc/>
      </draw:frame>
      <draw:frame draw:id="id45" presentation:style-name="a250" draw:name="Contenidor de peu de pàgina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Contenidor de número de diapositiva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tge-amb-llegenda" style:page-layout-name="pageLayout1" draw:style-name="a254">
      <draw:frame draw:id="id47" presentation:style-name="a257" draw:name="Títol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Feu clic aquí per editar l'estil</text:span></text:p>
        </draw:text-box>
        <svg:title/>
        <svg:desc/>
      </draw:frame>
      <draw:frame draw:id="id48" presentation:style-name="a260" draw:name="Contenidor d'imatge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Contenidor de text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Feu clic aquí per editar estils</text:span></text:p>
            </text:list-item>
          </text:list>
        </draw:text-box>
        <svg:title/>
        <svg:desc/>
      </draw:frame>
      <draw:frame draw:id="id50" presentation:style-name="a268" draw:name="Contenidor de data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5/07/2015</text:date></text:span></text:p>
        </draw:text-box>
        <svg:title/>
        <svg:desc/>
      </draw:frame>
      <draw:frame draw:id="id51" presentation:style-name="a271" draw:name="Contenidor de peu de pàgina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Contenidor de número de diapositiva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ol-i-text-vertical" style:page-layout-name="pageLayout1" draw:style-name="a275">
      <draw:frame draw:id="id53" presentation:style-name="a278" draw:name="Títol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Feu clic aquí per editar l'estil</text:span></text:p>
        </draw:text-box>
        <svg:title/>
        <svg:desc/>
      </draw:frame>
      <draw:frame draw:id="id54" presentation:style-name="a294" draw:name="Contenidor de text vertical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Feu clic aquí per editar estil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on nivel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Contenidor de data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5/07/2015</text:date></text:span></text:p>
        </draw:text-box>
        <svg:title/>
        <svg:desc/>
      </draw:frame>
      <draw:frame draw:id="id56" presentation:style-name="a301" draw:name="Contenidor de peu de pàgina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Contenidor de número de diapositiva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ol-vertical-i-text" style:page-layout-name="pageLayout1" draw:style-name="a305">
      <draw:frame draw:id="id58" presentation:style-name="a308" draw:name="Títol vertical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Feu clic aquí per editar l'estil</text:span></text:p>
        </draw:text-box>
        <svg:title/>
        <svg:desc/>
      </draw:frame>
      <draw:frame draw:id="id59" presentation:style-name="a324" draw:name="Contenidor de text vertical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Feu clic aquí per editar estil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on nivel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Contenidor de data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5/07/2015</text:date></text:span></text:p>
        </draw:text-box>
        <svg:title/>
        <svg:desc/>
      </draw:frame>
      <draw:frame draw:id="id61" presentation:style-name="a331" draw:name="Contenidor de peu de pàgina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Contenidor de número de diapositiva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esentació del PowerPoint</dc:title>
    <meta:initial-creator>sxaudiera</meta:initial-creator>
    <dc:creator>sxaudiera</dc:creator>
    <meta:creation-date>2015-07-03T11:10:57Z</meta:creation-date>
    <dc:date>2015-07-15T10:33:09Z</dc:date>
    <meta:editing-cycles>2</meta:editing-cycles>
    <meta:editing-duration>PT971S</meta:editing-duration>
    <meta:document-statistic meta:paragraph-count="0" meta:word-count="0"/>
  </office:meta>
</office:document-meta>
</file>